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80000018DF9EC07A6C2D6E11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9.74cm" svg:height="9.74cm" svg:x="2.287cm" svg:y="10.648cm">
          <draw:image xlink:href="Pictures/10000001000003080000018DF9EC07A6C2D6E11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30T11:42:19.998000000</dc:date>
    <meta:editing-duration>PT51S</meta:editing-duration>
    <meta:editing-cycles>1</meta:editing-cycles>
    <meta:generator>LibreOffice/7.2.0.4$Windows_X86_64 LibreOffice_project/9a9c6381e3f7a62afc1329bd359cc48accb6435b</meta:generator>
    <meta:document-statistic meta:object-count="1"/>
  </office:meta>
</office:document-meta>
</file>